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3A000000B629D1EC4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Bold" style:font-family-generic="swiss" style:font-pitch="variable"/>
    <style:font-face style:name="DejaVu Sans" svg:font-family="'DejaVu Sans'" style:font-family-generic="system" style:font-pitch="variable"/>
    <style:font-face style:name="Georgia" svg:font-family="Georgia"/>
    <style:font-face style:name="Liberation Mono" svg:font-family="'Liberation Mono'" style:font-family-generic="modern" style:font-pitch="fixed"/>
    <style:font-face style:name="Liberation Sans" svg:font-family="'Liberation Sans'" style:font-family-generic="swiss"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Table_20_Contents">
      <style:text-properties officeooo:paragraph-rsid="0257d554"/>
    </style:style>
    <style:style style:name="P2" style:family="paragraph" style:parent-style-name="Frame_20_contents" style:master-page-name="">
      <loext:graphic-properties draw:fill="none"/>
      <style:paragraph-properties fo:margin-left="0in" fo:margin-right="0in" fo:margin-top="0in" fo:margin-bottom="0in" style:contextual-spacing="false" fo:line-height="120%" fo:text-align="start" style:justify-single-word="false" fo:orphans="0" fo:widows="0" fo:text-indent="0in" style:auto-text-indent="false" style:page-number="auto" fo:break-before="auto" fo:break-after="auto" fo:background-color="transparent" style:vertical-align="middle" style:writing-mode="lr-tb"/>
      <style:text-properties fo:font-size="8pt" fo:language="en" fo:country="US" officeooo:paragraph-rsid="0257d554" style:font-size-asian="8pt" style:font-size-complex="8pt"/>
    </style:style>
    <style:style style:name="P3" style:family="paragraph" style:parent-style-name="Frame_20_contents">
      <style:paragraph-properties fo:margin-left="0in" fo:margin-right="0in" fo:line-height="120%" fo:text-align="start" style:justify-single-word="false" fo:orphans="0" fo:widows="0" fo:text-indent="0in" style:auto-text-indent="false" style:vertical-align="middle"/>
      <style:text-properties fo:color="#000000" loext:opacity="100%" style:font-name="Arial" fo:font-size="8pt" fo:language="en" fo:country="US" officeooo:paragraph-rsid="0257d554" style:font-size-asian="8pt" style:font-name-complex="Arial3" style:font-size-complex="8pt"/>
    </style:style>
    <style:style style:name="P4" style:family="paragraph" style:parent-style-name="Frame_20_contents">
      <loext:graphic-properties draw:fill="none"/>
      <style:paragraph-properties fo:margin-left="0in" fo:margin-right="0in" fo:margin-top="0in" fo:margin-bottom="0in" style:contextual-spacing="false" fo:line-height="120%" fo:text-align="start" style:justify-single-word="false" fo:orphans="0" fo:widows="0" fo:text-indent="0in" style:auto-text-indent="false" fo:background-color="transparent" style:vertical-align="middle" style:writing-mode="lr-tb"/>
      <style:text-properties fo:color="#000000" loext:opacity="100%" style:font-name="Arial" fo:font-size="8pt" fo:language="en" fo:country="US" officeooo:paragraph-rsid="0257d554" style:font-size-asian="8pt" style:font-name-complex="Arial3" style:font-size-complex="8pt"/>
    </style:style>
    <style:style style:name="P5" style:family="paragraph" style:parent-style-name="Standard">
      <style:paragraph-properties fo:margin-left="4.5in" fo:margin-right="0in" fo:line-height="120%" fo:orphans="0" fo:widows="0" fo:text-indent="0in" style:auto-text-indent="false" style:vertical-align="middle"/>
      <style:text-properties fo:color="#000000" loext:opacity="100%" style:font-name="Arial" fo:font-size="8pt" fo:language="en" fo:country="US" officeooo:paragraph-rsid="0257d554" style:font-size-asian="8pt" style:font-name-complex="Arial3" style:font-size-complex="8pt"/>
    </style:style>
    <style:style style:name="P6" style:family="paragraph" style:parent-style-name="Standard">
      <style:paragraph-properties fo:line-height="115%" fo:text-align="start" style:justify-single-word="false" style:writing-mode="lr-tb"/>
      <style:text-properties fo:font-size="9pt" fo:language="en" fo:country="US" officeooo:paragraph-rsid="025818c3" style:font-size-asian="9pt" style:font-size-complex="9pt"/>
    </style:style>
    <style:style style:name="P7" style:family="paragraph" style:parent-style-name="Standard">
      <style:paragraph-properties fo:line-height="115%" fo:text-align="center" style:justify-single-word="false" style:writing-mode="lr-tb"/>
      <style:text-properties fo:font-size="9pt" fo:language="en" fo:country="US" officeooo:paragraph-rsid="025818c3" style:font-size-asian="9pt" style:font-size-complex="9pt"/>
    </style:style>
    <style:style style:name="P8" style:family="paragraph" style:parent-style-name="Standard">
      <style:paragraph-properties fo:line-height="115%" fo:text-align="end" style:justify-single-word="false" style:writing-mode="lr-tb"/>
      <style:text-properties fo:font-size="9pt" fo:language="en" fo:country="US" officeooo:paragraph-rsid="025818c3" style:font-size-asian="9pt" style:font-size-complex="9pt"/>
    </style:style>
    <style:style style:name="P9" style:family="paragraph" style:parent-style-name="Standard">
      <style:paragraph-properties fo:margin-top="0.0835in" fo:margin-bottom="0in" style:contextual-spacing="false" fo:line-height="115%" fo:text-align="justify" style:justify-single-word="false" style:writing-mode="lr-tb"/>
      <style:text-properties fo:font-size="10pt" officeooo:rsid="0104513b" officeooo:paragraph-rsid="025fd99d" style:font-size-asian="10pt" style:font-size-complex="10pt"/>
    </style:style>
    <style:style style:name="P10" style:family="paragraph" style:parent-style-name="Standard">
      <style:paragraph-properties fo:margin-top="0.0835in" fo:margin-bottom="0in" style:contextual-spacing="false" fo:line-height="115%" fo:text-align="center" style:justify-single-word="false" style:writing-mode="lr-tb"/>
      <style:text-properties fo:font-size="10pt" officeooo:rsid="0104513b" officeooo:paragraph-rsid="025fd99d" style:font-size-asian="10pt" style:font-size-complex="10pt"/>
    </style:style>
    <style:style style:name="P11" style:family="paragraph" style:parent-style-name="Standard">
      <style:paragraph-properties fo:margin-top="0.0835in" fo:margin-bottom="0in" style:contextual-spacing="false" fo:line-height="115%" fo:text-align="start" style:justify-single-word="false" style:writing-mode="lr-tb"/>
      <style:text-properties fo:font-size="10pt" officeooo:rsid="0104513b" officeooo:paragraph-rsid="025fd99d" style:font-size-asian="10pt" style:font-size-complex="10pt"/>
    </style:style>
    <style:style style:name="P12" style:family="paragraph" style:parent-style-name="Standard">
      <style:paragraph-properties fo:margin-top="0.0835in" fo:margin-bottom="0in" style:contextual-spacing="false" fo:line-height="115%" fo:text-align="center" style:justify-single-word="false" fo:break-before="auto" fo:break-after="auto" style:writing-mode="lr-tb"/>
      <style:text-properties fo:font-size="10pt" officeooo:rsid="0104513b" officeooo:paragraph-rsid="025fd99d" style:font-name-asian="Times New Roman" style:font-size-asian="10pt" style:font-name-complex="Times New Roman" style:font-size-complex="10pt"/>
    </style:style>
    <style:style style:name="P13" style:family="paragraph" style:parent-style-name="Standard">
      <style:paragraph-properties fo:margin-top="0.0835in" fo:margin-bottom="0in" style:contextual-spacing="false" fo:line-height="115%" fo:text-align="center" style:justify-single-word="false" style:writing-mode="lr-tb"/>
      <style:text-properties fo:font-size="10pt" officeooo:rsid="0104513b" officeooo:paragraph-rsid="025fd99d" style:font-name-asian="Times New Roman" style:font-size-asian="10pt" style:font-name-complex="Times New Roman" style:font-size-complex="10pt"/>
    </style:style>
    <style:style style:name="P14" style:family="paragraph" style:parent-style-name="Standard" style:master-page-name="">
      <loext:graphic-properties draw:fill="none"/>
      <style:paragraph-properties fo:margin-left="0.5in" fo:margin-right="0in" fo:margin-top="0.0835in" fo:margin-bottom="0in" style:contextual-spacing="false" fo:line-height="115%" fo:text-align="justify" style:justify-single-word="false" fo:orphans="2" fo:widows="2" fo:text-indent="0in" style:auto-text-indent="false" style:page-number="auto" fo:break-before="auto" fo:break-after="auto" fo:background-color="transparent" style:writing-mode="lr-tb"/>
      <style:text-properties fo:font-size="10pt" officeooo:rsid="0104513b" officeooo:paragraph-rsid="025fd99d" style:font-name-asian="Times New Roman" style:font-size-asian="10pt" style:font-name-complex="Times New Roman" style:font-size-complex="10pt"/>
    </style:style>
    <style:style style:name="P15" style:family="paragraph" style:parent-style-name="Standard">
      <style:paragraph-properties fo:margin-top="0.0835in" fo:margin-bottom="0in" style:contextual-spacing="false" fo:line-height="115%" fo:text-align="justify" style:justify-single-word="false" style:writing-mode="lr-tb"/>
      <style:text-properties fo:font-size="10pt" officeooo:rsid="0104513b" officeooo:paragraph-rsid="025fd99d" style:font-name-asian="Times New Roman" style:font-size-asian="10pt" style:font-name-complex="Times New Roman" style:font-size-complex="10pt"/>
    </style:style>
    <style:style style:name="P16" style:family="paragraph" style:parent-style-name="Standard">
      <style:paragraph-properties fo:margin-top="0.0835in" fo:margin-bottom="0in" style:contextual-spacing="false" fo:line-height="115%" fo:text-align="center" style:justify-single-word="false" style:writing-mode="lr-tb"/>
      <style:text-properties fo:font-size="10pt" fo:font-weight="bold" officeooo:rsid="0104513b" officeooo:paragraph-rsid="025fd99d" style:font-name-asian="Times New Roman" style:font-size-asian="10pt" style:font-weight-asian="bold" style:font-name-complex="Times New Roman" style:font-size-complex="10pt" style:font-weight-complex="bold"/>
    </style:style>
    <style:style style:name="P17" style:family="paragraph" style:parent-style-name="Standard">
      <style:paragraph-properties fo:margin-top="0.0835in" fo:margin-bottom="0in" style:contextual-spacing="false" fo:line-height="115%" fo:text-align="justify" style:justify-single-word="false" style:writing-mode="lr-tb"/>
      <style:text-properties fo:font-size="10pt" fo:font-weight="bold" officeooo:rsid="0104513b" officeooo:paragraph-rsid="025fd99d" style:font-name-asian="Times New Roman" style:font-size-asian="10pt" style:font-weight-asian="bold" style:font-name-complex="Times New Roman" style:font-size-complex="10pt" style:font-weight-complex="bold"/>
    </style:style>
    <style:style style:name="P18" style:family="paragraph" style:parent-style-name="Standard" style:master-page-name="">
      <loext:graphic-properties draw:fill="none"/>
      <style:paragraph-properties fo:margin-left="0.5in" fo:margin-right="0in" fo:margin-top="0.0835in" fo:margin-bottom="0in" style:contextual-spacing="false" fo:line-height="115%" fo:text-align="start" style:justify-single-word="false" fo:orphans="2" fo:widows="2" fo:text-indent="0in" style:auto-text-indent="false" style:page-number="auto" fo:break-before="auto" fo:break-after="auto" fo:background-color="transparent" style:writing-mode="lr-tb"/>
      <style:text-properties fo:font-size="10pt" fo:font-style="normal" officeooo:rsid="0104513b" officeooo:paragraph-rsid="025fd99d" style:font-name-asian="Times New Roman" style:font-size-asian="10pt" style:font-style-asian="normal" style:font-name-complex="Times New Roman" style:font-size-complex="10pt" style:font-style-complex="normal"/>
    </style:style>
    <style:style style:name="P19" style:family="paragraph" style:parent-style-name="Standard">
      <style:paragraph-properties fo:line-height="115%" fo:text-align="justify" style:justify-single-word="false" style:writing-mode="lr-tb">
        <style:tab-stops>
          <style:tab-stop style:position="3.5in"/>
          <style:tab-stop style:position="6.3752in" style:type="right"/>
        </style:tab-stops>
      </style:paragraph-properties>
      <style:text-properties style:font-name="Arial1" fo:font-size="10pt" officeooo:paragraph-rsid="025fd99d" style:font-name-asian="Times New Roman" style:font-size-asian="10pt" style:font-name-complex="Times New Roman" style:font-size-complex="10pt"/>
    </style:style>
    <style:style style:name="P20" style:family="paragraph" style:parent-style-name="Standard">
      <style:paragraph-properties fo:line-height="115%" fo:text-align="justify" style:justify-single-word="false" fo:break-before="auto" fo:break-after="auto" style:writing-mode="lr-tb">
        <style:tab-stops>
          <style:tab-stop style:position="3.5in"/>
          <style:tab-stop style:position="6.3752in" style:type="right"/>
        </style:tab-stops>
      </style:paragraph-properties>
      <style:text-properties style:font-name="Arial1" fo:font-size="10pt" officeooo:paragraph-rsid="025fd99d" style:font-name-asian="Times New Roman" style:font-size-asian="10pt" style:font-name-complex="Times New Roman" style:font-size-complex="10pt"/>
    </style:style>
    <style:style style:name="P21" style:family="paragraph" style:parent-style-name="Standard">
      <style:paragraph-properties fo:line-height="115%" fo:text-align="justify" style:justify-single-word="false" style:writing-mode="lr-tb">
        <style:tab-stops>
          <style:tab-stop style:position="3.5in"/>
          <style:tab-stop style:position="6.3752in" style:type="right"/>
        </style:tab-stops>
      </style:paragraph-properties>
      <style:text-properties style:font-name="Arial1" fo:font-size="10pt" officeooo:rsid="00e85746" officeooo:paragraph-rsid="00c31fe8" style:font-name-asian="Times New Roman" style:font-size-asian="10pt" style:font-name-complex="Times New Roman" style:font-size-complex="10pt"/>
    </style:style>
    <style:style style:name="P22" style:family="paragraph" style:parent-style-name="Standard">
      <style:paragraph-properties fo:line-height="115%" fo:text-align="justify" style:justify-single-word="false" style:writing-mode="lr-tb">
        <style:tab-stops>
          <style:tab-stop style:position="3.5in"/>
          <style:tab-stop style:position="6.3752in" style:type="right"/>
        </style:tab-stops>
      </style:paragraph-properties>
      <style:text-properties style:font-name="Arial1" fo:font-size="10pt" officeooo:rsid="00e85746" officeooo:paragraph-rsid="025fd99d" style:font-name-asian="Times New Roman" style:font-size-asian="10pt" style:font-name-complex="Times New Roman" style:font-size-complex="10pt"/>
    </style:style>
    <style:style style:name="P23" style:family="paragraph" style:parent-style-name="Standard">
      <style:paragraph-properties fo:line-height="115%" fo:text-align="center" style:justify-single-word="false" style:writing-mode="lr-tb"/>
      <style:text-properties style:font-name="Arial1" fo:font-size="10pt" fo:font-weight="bold" officeooo:paragraph-rsid="025fd99d" style:font-name-asian="Times New Roman" style:font-size-asian="10pt" style:font-weight-asian="bold" style:font-name-complex="Times New Roman" style:font-size-complex="10pt" style:font-weight-complex="bold"/>
    </style:style>
    <style:style style:name="P24" style:family="paragraph" style:parent-style-name="Text_20_body">
      <style:paragraph-properties fo:text-align="center" style:justify-single-word="false"/>
      <style:text-properties style:font-name="Arial1" fo:font-size="10pt" officeooo:paragraph-rsid="025fd99d" style:font-size-asian="10pt" style:font-size-complex="10pt"/>
    </style:style>
    <style:style style:name="P25" style:family="paragraph" style:parent-style-name="Standard">
      <style:paragraph-properties fo:line-height="115%" fo:text-align="justify" style:justify-single-word="false" fo:break-before="auto" fo:break-after="auto" style:writing-mode="lr-tb"/>
      <style:text-properties style:font-name="Arial1" fo:font-size="11pt" fo:font-weight="bold" officeooo:paragraph-rsid="025fd99d" style:font-size-asian="11pt" style:font-weight-asian="bold" style:font-size-complex="11pt" style:font-weight-complex="bold"/>
    </style:style>
    <style:style style:name="P26" style:family="paragraph" style:parent-style-name="Text_20_body">
      <style:paragraph-properties fo:text-align="center" style:justify-single-word="false"/>
      <style:text-properties officeooo:paragraph-rsid="025fd99d"/>
    </style:style>
    <style:style style:name="P27" style:family="paragraph" style:parent-style-name="Standard" style:master-page-name="">
      <loext:graphic-properties draw:fill="none"/>
      <style:paragraph-properties fo:margin-left="0.5in" fo:margin-right="0in" fo:margin-top="0.0835in" fo:margin-bottom="0in" style:contextual-spacing="false" fo:line-height="115%" fo:text-align="start" style:justify-single-word="false" fo:orphans="2" fo:widows="2" fo:text-indent="0in" style:auto-text-indent="false" style:page-number="auto" fo:break-before="auto" fo:break-after="auto" fo:background-color="transparent" style:writing-mode="lr-tb"/>
      <style:text-properties officeooo:paragraph-rsid="025fd99d"/>
    </style:style>
    <style:style style:name="P28" style:family="paragraph" style:parent-style-name="Standard">
      <style:paragraph-properties fo:margin-top="0.0835in" fo:margin-bottom="0in" style:contextual-spacing="false" fo:line-height="115%" fo:text-align="justify" style:justify-single-word="false" style:writing-mode="lr-tb"/>
      <style:text-properties officeooo:paragraph-rsid="025fd99d"/>
    </style:style>
    <style:style style:name="P29" style:family="paragraph" style:parent-style-name="Standard">
      <style:paragraph-properties fo:line-height="115%" fo:text-align="justify" style:justify-single-word="false" style:writing-mode="lr-tb">
        <style:tab-stops>
          <style:tab-stop style:position="3.5in"/>
          <style:tab-stop style:position="6.3752in" style:type="right"/>
        </style:tab-stops>
      </style:paragraph-properties>
      <style:text-properties fo:font-size="10.5pt" officeooo:paragraph-rsid="026d7359" style:font-size-asian="10.5pt" style:font-size-complex="10.5pt"/>
    </style:style>
    <style:style style:name="P30" style:family="paragraph" style:parent-style-name="Title" style:master-page-name="Standard">
      <style:paragraph-properties fo:line-height="115%" fo:text-align="center" style:justify-single-word="false" style:page-number="auto" fo:break-before="auto" fo:break-after="auto" style:writing-mode="lr-tb"/>
      <style:text-properties style:font-name="Arial1" fo:font-size="18pt" fo:font-weight="bold" officeooo:paragraph-rsid="025fd99d" style:font-size-asian="18pt" style:font-weight-asian="bold" style:font-size-complex="18pt" style:font-weight-complex="bold"/>
    </style:style>
    <style:style style:name="P31" style:family="paragraph" style:parent-style-name="Standard" style:master-page-name="Standard">
      <style:paragraph-properties fo:line-height="115%" fo:text-align="start" style:justify-single-word="false" style:page-number="auto" fo:break-before="auto" fo:break-after="auto" style:writing-mode="lr-tb"/>
      <style:text-properties fo:font-size="10pt" fo:language="en" fo:country="US" officeooo:paragraph-rsid="025818c3" style:font-size-asian="10pt" style:font-size-complex="10pt"/>
    </style:style>
    <style:style style:name="P32" style:family="paragraph" style:parent-style-name="Standard" style:list-style-name="LS1">
      <style:paragraph-properties fo:margin-left="0in" fo:margin-right="0in" fo:margin-top="0in" fo:margin-bottom="0in" style:contextual-spacing="false" fo:line-height="115%" fo:text-align="justify" style:justify-single-word="false" fo:text-indent="0in" style:auto-text-indent="false" style:writing-mode="lr-tb"/>
      <style:text-properties style:font-name="Arial1" fo:font-size="10pt" fo:font-weight="bold" officeooo:paragraph-rsid="025fd99d" style:font-name-asian="Times New Roman" style:font-size-asian="10pt" style:font-weight-asian="bold" style:font-name-complex="Times New Roman" style:font-size-complex="10pt" style:font-weight-complex="bold"/>
    </style:style>
    <style:style style:name="P33" style:family="paragraph">
      <loext:graphic-properties draw:fill="none"/>
    </style:style>
    <style:style style:name="T1" style:family="text">
      <style:text-properties fo:color="#000000" loext:opacity="100%" style:font-name="Arial" fo:letter-spacing="-0.0008in" fo:font-weight="bold" style:font-weight-asian="bold" style:font-name-complex="Arial3"/>
    </style:style>
    <style:style style:name="T2" style:family="text">
      <style:text-properties fo:color="#000000" loext:opacity="100%" style:font-name="Arial" fo:font-weight="bold" style:font-weight-asian="bold" style:font-name-complex="Arial3"/>
    </style:style>
    <style:style style:name="T3" style:family="text">
      <style:text-properties fo:color="#000000" loext:opacity="100%" fo:language="en" fo:country="US" fo:font-weight="normal" officeooo:rsid="00289c6a" fo:background-color="transparent" loext:char-shading-value="0" style:font-name-asian="Times New Roman" style:font-weight-asian="normal" style:font-name-complex="Times New Roman" style:font-weight-complex="normal"/>
    </style:style>
    <style:style style:name="T4" style:family="text">
      <style:text-properties fo:color="#000000" loext:opacity="100%" fo:language="en" fo:country="US" fo:font-weight="normal" officeooo:rsid="00477e18" fo:background-color="transparent" loext:char-shading-value="0" style:font-name-asian="Times New Roman" style:font-weight-asian="normal" style:font-name-complex="Times New Roman" style:font-weight-complex="normal"/>
    </style:style>
    <style:style style:name="T5" style:family="text">
      <style:text-properties fo:color="#000000" loext:opacity="100%" fo:language="en" fo:country="US" fo:font-weight="normal" officeooo:rsid="00264b19" fo:background-color="transparent" loext:char-shading-value="0" style:font-name-asian="Times New Roman" style:font-weight-asian="normal" style:font-name-complex="Times New Roman" style:font-weight-complex="normal"/>
    </style:style>
    <style:style style:name="T6" style:family="text">
      <style:text-properties fo:color="#000000" loext:opacity="100%" fo:language="en" fo:country="US" fo:font-weight="normal" officeooo:rsid="00501a38" fo:background-color="transparent" loext:char-shading-value="0" style:font-name-asian="Times New Roman" style:font-weight-asian="normal" style:font-name-complex="Times New Roman" style:font-weight-complex="normal"/>
    </style:style>
    <style:style style:name="T7" style:family="text">
      <style:text-properties fo:color="#000000" loext:opacity="100%" fo:language="en" fo:country="US" fo:font-weight="normal" officeooo:rsid="00c31fe8" fo:background-color="transparent" loext:char-shading-value="0" style:font-name-asian="Times New Roman" style:font-weight-asian="normal" style:font-name-complex="Times New Roman" style:font-weight-complex="normal"/>
    </style:style>
    <style:style style:name="T8" style:family="text">
      <style:text-properties fo:color="#000000" loext:opacity="100%" fo:language="en" fo:country="US" fo:font-weight="bold" officeooo:rsid="00c31fe8" fo:background-color="transparent" loext:char-shading-value="0" style:font-name-asian="Times New Roman" style:font-weight-asian="bold" style:font-name-complex="Times New Roman" style:font-weight-complex="bold"/>
    </style:style>
    <style:style style:name="T9" style:family="text">
      <style:text-properties fo:color="#000000" loext:opacity="100%" fo:language="en" fo:country="US" fo:font-weight="bold" officeooo:rsid="00f8428a" fo:background-color="transparent" loext:char-shading-value="0" style:font-name-asian="Times New Roman" style:font-weight-asian="bold" style:font-name-complex="Times New Roman" style:font-weight-complex="bold"/>
    </style:style>
    <style:style style:name="T10" style:family="text">
      <style:text-properties fo:color="#000000" loext:opacity="100%" fo:language="en" fo:country="US" fo:font-weight="bold" officeooo:rsid="01f446d5" fo:background-color="transparent" loext:char-shading-value="0" style:font-name-asian="Times New Roman" style:font-weight-asian="bold" style:font-name-complex="Times New Roman" style:font-weight-complex="bold"/>
    </style:style>
    <style:style style:name="T11" style:family="text">
      <style:text-properties fo:color="#000000" loext:opacity="100%" fo:language="en" fo:country="US" fo:font-weight="bold" officeooo:rsid="0302e87d" fo:background-color="transparent" loext:char-shading-value="0" style:font-name-asian="Times New Roman" style:font-weight-asian="bold" style:font-name-complex="Times New Roman" style:font-weight-complex="bold"/>
    </style:style>
    <style:style style:name="T12" style:family="text">
      <style:text-properties fo:color="#000000" loext:opacity="100%" style:text-line-through-style="none" style:text-line-through-type="none" style:font-name="Arial4" fo:font-size="10pt" fo:language="de" fo:country="DE" fo:font-style="normal" style:text-underline-style="none" fo:font-weight="bold" officeooo:rsid="037f777a" fo:background-color="#ffff00" loext:char-shading-value="0" style:font-name-asian="Times New Roman" style:font-size-asian="10pt" style:font-style-asian="normal" style:font-weight-asian="bold" style:font-name-complex="Times New Roman" style:font-size-complex="10pt" style:font-style-complex="normal" style:font-weight-complex="bold"/>
    </style:style>
    <style:style style:name="T13" style:family="text">
      <style:text-properties fo:color="#000000" loext:opacity="100%" style:text-line-through-style="none" style:text-line-through-type="none" style:font-name="Arial4" fo:font-size="10pt" fo:language="en" fo:country="US" fo:font-style="normal" style:text-underline-style="none" fo:font-weight="normal" officeooo:rsid="00750fdc" fo:background-color="transparent" loext:char-shading-value="0" style:font-name-asian="Times New Roman" style:font-size-asian="10pt" style:font-style-asian="normal" style:font-weight-asian="normal" style:font-name-complex="Times New Roman" style:font-size-complex="10pt" style:font-style-complex="normal" style:font-weight-complex="normal"/>
    </style:style>
    <style:style style:name="T14" style:family="text">
      <style:text-properties fo:color="#000000" loext:opacity="100%" style:text-line-through-style="none" style:text-line-through-type="none" style:font-name="Arial2" fo:font-size="10pt" fo:font-style="normal" style:text-underline-style="none" fo:font-weight="normal" officeooo:rsid="02666e83" style:font-name-asian="Times New Roman" style:font-size-asian="10pt" style:font-style-asian="normal" style:font-weight-asian="normal" style:font-name-complex="Times New Roman" style:font-size-complex="10pt" style:font-style-complex="normal" style:font-weight-complex="normal"/>
    </style:style>
    <style:style style:name="T15" style:family="text">
      <style:text-properties fo:color="#000000" loext:opacity="100%" style:text-line-through-style="none" style:text-line-through-type="none" style:font-name="Arial2" fo:font-size="10pt" fo:font-style="normal" style:text-underline-style="none" fo:font-weight="normal" officeooo:rsid="0260a64a" style:font-name-asian="Times New Roman" style:font-size-asian="10pt" style:font-style-asian="normal" style:font-weight-asian="normal" style:font-name-complex="Times New Roman" style:font-size-complex="10pt" style:font-style-complex="normal" style:font-weight-complex="normal"/>
    </style:style>
    <style:style style:name="T16" style:family="text">
      <style:text-properties fo:color="#000000" loext:opacity="100%" style:text-line-through-style="none" style:text-line-through-type="none" style:font-name="Arial2" fo:font-size="10pt" fo:font-style="normal" style:text-underline-style="none" fo:font-weight="normal" officeooo:rsid="02617387" style:font-name-asian="Times New Roman" style:font-size-asian="10pt" style:font-style-asian="normal" style:font-weight-asian="normal" style:font-name-complex="Times New Roman" style:font-size-complex="10pt" style:font-style-complex="normal" style:font-weight-complex="normal"/>
    </style:style>
    <style:style style:name="T17" style:family="text">
      <style:text-properties fo:color="#000000" loext:opacity="100%" style:text-line-through-style="none" style:text-line-through-type="none" style:font-name="Arial2" fo:font-size="10pt" fo:font-style="normal" style:text-underline-style="none" fo:font-weight="normal" officeooo:rsid="026231a5" style:font-name-asian="Times New Roman" style:font-size-asian="10pt" style:font-style-asian="normal" style:font-weight-asian="normal" style:font-name-complex="Times New Roman" style:font-size-complex="10pt" style:font-style-complex="normal" style:font-weight-complex="normal"/>
    </style:style>
    <style:style style:name="T18" style:family="text">
      <style:text-properties officeooo:rsid="019d2a2d"/>
    </style:style>
    <style:style style:name="T19" style:family="text">
      <style:text-properties officeooo:rsid="05c8f08c"/>
    </style:style>
    <style:style style:name="T20" style:family="text">
      <style:text-properties officeooo:rsid="056a57ae"/>
    </style:style>
    <style:style style:name="T21" style:family="text">
      <style:text-properties fo:font-weight="normal" officeooo:rsid="00246cbc" style:font-weight-asian="normal" style:font-weight-complex="normal"/>
    </style:style>
    <style:style style:name="T22" style:family="text">
      <style:text-properties officeooo:rsid="001eddcf"/>
    </style:style>
    <style:style style:name="T23" style:family="text">
      <style:text-properties fo:font-style="italic" style:font-name-asian="Times New Roman" style:font-style-asian="italic" style:font-name-complex="Times New Roman" style:font-style-complex="italic"/>
    </style:style>
    <style:style style:name="T24" style:family="text">
      <style:text-properties fo:font-style="italic" officeooo:rsid="0016db00" style:font-name-asian="Times New Roman" style:font-style-asian="italic" style:font-name-complex="Times New Roman" style:font-style-complex="italic"/>
    </style:style>
    <style:style style:name="T25" style:family="text">
      <style:text-properties fo:font-style="italic" fo:font-weight="normal" officeooo:rsid="01a81379" style:font-name-asian="Times New Roman" style:font-style-asian="italic" style:font-weight-asian="normal" style:font-name-complex="Times New Roman" style:font-style-complex="italic" style:font-weight-complex="normal"/>
    </style:style>
    <style:style style:name="T26" style:family="text">
      <style:text-properties style:font-name-asian="Times New Roman" style:font-name-complex="Times New Roman"/>
    </style:style>
    <style:style style:name="T27" style:family="text">
      <style:text-properties officeooo:rsid="01835b59" style:font-name-asian="Times New Roman" style:font-name-complex="Times New Roman"/>
    </style:style>
    <style:style style:name="T28" style:family="text">
      <style:text-properties officeooo:rsid="018514b7" style:font-name-asian="Times New Roman" style:font-name-complex="Times New Roman"/>
    </style:style>
    <style:style style:name="T29" style:family="text">
      <style:text-properties officeooo:rsid="018790a2" style:font-name-asian="Times New Roman" style:font-name-complex="Times New Roman"/>
    </style:style>
    <style:style style:name="T30" style:family="text">
      <style:text-properties officeooo:rsid="0188a0bb" style:font-name-asian="Times New Roman" style:font-name-complex="Times New Roman"/>
    </style:style>
    <style:style style:name="T31" style:family="text">
      <style:text-properties officeooo:rsid="018c98da" style:font-name-asian="Times New Roman" style:font-name-complex="Times New Roman"/>
    </style:style>
    <style:style style:name="T32" style:family="text">
      <style:text-properties officeooo:rsid="02227ed9" style:font-name-asian="Times New Roman" style:font-name-complex="Times New Roman"/>
    </style:style>
    <style:style style:name="T33" style:family="text">
      <style:text-properties officeooo:rsid="02ae7a9b" style:font-name-asian="Times New Roman" style:font-name-complex="Times New Roman"/>
    </style:style>
    <style:style style:name="T34" style:family="text">
      <style:text-properties officeooo:rsid="0258ea20" style:font-name-asian="Times New Roman" style:font-name-complex="Times New Roman"/>
    </style:style>
    <style:style style:name="T35" style:family="text">
      <style:text-properties style:font-name="Arial1" fo:font-size="10pt" style:font-name-asian="Times New Roman" style:font-size-asian="10pt" style:font-name-complex="Times New Roman" style:font-size-complex="10pt"/>
    </style:style>
    <style:style style:name="T36" style:family="text">
      <style:text-properties style:font-name="Arial1" fo:font-size="10pt" fo:font-weight="bold" style:font-name-asian="Times New Roman" style:font-size-asian="10pt" style:font-weight-asian="bold" style:font-name-complex="Times New Roman" style:font-size-complex="10pt" style:font-weight-complex="bold"/>
    </style:style>
    <style:style style:name="T37" style:family="text">
      <style:text-properties style:font-name="Arial1" fo:font-size="10pt" fo:font-weight="bold" officeooo:rsid="00207963" style:font-name-asian="Times New Roman" style:font-size-asian="10pt" style:font-weight-asian="bold" style:font-name-complex="Times New Roman" style:font-size-complex="10pt" style:font-weight-complex="bold"/>
    </style:style>
    <style:style style:name="T38" style:family="text">
      <style:text-properties style:font-name="Arial1" fo:font-size="10pt" fo:font-weight="bold" officeooo:rsid="00207963" fo:background-color="transparent" loext:char-shading-value="0" style:font-name-asian="Times New Roman" style:font-size-asian="10pt" style:font-weight-asian="bold" style:font-name-complex="Times New Roman" style:font-size-complex="10pt" style:font-weight-complex="bold"/>
    </style:style>
    <style:style style:name="T39" style:family="text">
      <style:text-properties style:font-name="Arial1" fo:font-size="10pt" fo:font-weight="normal" officeooo:rsid="00e6e356" style:font-name-asian="Times New Roman" style:font-size-asian="10pt" style:font-weight-asian="normal" style:font-name-complex="Times New Roman" style:font-size-complex="10pt" style:font-weight-complex="normal"/>
    </style:style>
    <style:style style:name="T40" style:family="text">
      <style:text-properties style:font-name="Arial1" fo:font-size="10pt" fo:font-style="italic" style:font-name-asian="Times New Roman" style:font-size-asian="10pt" style:font-style-asian="italic" style:font-name-complex="Times New Roman" style:font-size-complex="10pt" style:font-style-complex="italic"/>
    </style:style>
    <style:style style:name="T41" style:family="text">
      <style:text-properties style:font-name="Arial2" fo:font-size="10pt" fo:font-weight="normal" officeooo:rsid="002a9a98" style:font-name-asian="Times New Roman" style:font-size-asian="10pt" style:font-weight-asian="normal" style:font-name-complex="Times New Roman" style:font-size-complex="10pt" style:font-weight-complex="normal"/>
    </style:style>
    <style:style style:name="T42" style:family="text">
      <style:text-properties style:font-name="Arial2" fo:font-size="10pt" fo:font-style="italic" fo:font-weight="normal" officeooo:rsid="002a9a98" style:font-name-asian="Times New Roman" style:font-size-asian="10pt" style:font-style-asian="italic" style:font-weight-asian="normal" style:font-name-complex="Times New Roman" style:font-size-complex="10pt" style:font-style-complex="italic" style:font-weight-complex="normal"/>
    </style:style>
    <style:style style:name="T43" style:family="text">
      <style:text-properties fo:font-weight="bold" style:font-name-asian="Times New Roman" style:font-weight-asian="bold" style:font-name-complex="Times New Roman" style:font-weight-complex="bold"/>
    </style:style>
    <style:style style:name="T44" style:family="text">
      <style:text-properties fo:font-weight="bold" officeooo:rsid="0181ff0a" style:font-name-asian="Times New Roman" style:font-weight-asian="bold" style:font-name-complex="Times New Roman" style:font-weight-complex="bold"/>
    </style:style>
    <style:style style:name="T45" style:family="text">
      <style:text-properties fo:font-weight="bold" officeooo:rsid="0191ec2e" style:font-name-asian="Times New Roman" style:font-weight-asian="bold" style:font-name-complex="Times New Roman" style:font-weight-complex="bold"/>
    </style:style>
    <style:style style:name="T46" style:family="text">
      <style:text-properties officeooo:rsid="01d7b1a2"/>
    </style:style>
    <style:style style:name="T47" style:family="text">
      <style:text-properties officeooo:rsid="01ec88f8"/>
    </style:style>
    <style:style style:name="T48" style:family="text">
      <style:text-properties fo:font-style="normal" style:font-name-asian="Times New Roman" style:font-style-asian="normal" style:font-name-complex="Times New Roman" style:font-style-complex="normal"/>
    </style:style>
    <style:style style:name="T49" style:family="text">
      <style:text-properties fo:font-size="10pt" fo:font-style="normal" officeooo:rsid="0104513b" style:font-name-asian="Times New Roman" style:font-size-asian="10pt" style:font-style-asian="normal" style:font-name-complex="Times New Roman" style:font-size-complex="10pt" style:font-style-complex="normal"/>
    </style:style>
    <style:style style:name="T50" style:family="text">
      <style:text-properties fo:font-size="10pt" officeooo:rsid="0104513b" style:font-name-asian="Times New Roman" style:font-size-asian="10pt" style:font-name-complex="Times New Roman" style:font-size-complex="10pt"/>
    </style:style>
    <style:style style:name="T51" style:family="text">
      <style:text-properties fo:font-size="10pt" officeooo:rsid="0258ea20" style:font-name-asian="Times New Roman" style:font-size-asian="10pt" style:font-name-complex="Times New Roman" style:font-size-complex="10pt"/>
    </style:style>
    <style:style style:name="T52" style:family="text">
      <style:text-properties fo:font-size="10pt" officeooo:rsid="03f6855c" fo:background-color="transparent" loext:char-shading-value="0" style:font-size-asian="10pt" style:font-size-complex="10pt"/>
    </style:style>
    <style:style style:name="T53" style:family="text">
      <style:text-properties fo:font-size="10pt" officeooo:rsid="03fdf24b" fo:background-color="transparent" loext:char-shading-value="0" style:font-size-asian="10pt" style:font-size-complex="10pt"/>
    </style:style>
    <style:style style:name="T54" style:family="text">
      <style:text-properties fo:font-size="10pt" style:font-size-asian="10pt" style:font-size-complex="10pt"/>
    </style:style>
    <style:style style:name="T55" style:family="text">
      <style:text-properties officeooo:rsid="0258ea20"/>
    </style:style>
    <style:style style:name="T56" style:family="text">
      <style:text-properties officeooo:rsid="0260683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draw:fill="none" draw:textarea-horizontal-align="justify" draw:textarea-vertical-align="middle" draw:auto-grow-height="false" fo:min-height="0.2398in" fo:min-width="6.219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none" draw:textarea-horizontal-align="justify" draw:textarea-vertical-align="middle" draw:auto-grow-height="false" fo:min-height="1in" fo:min-width="6.219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41"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MASTER SERVICES AGREEMENT</text:p>
      <text:p text:style-name="P25"/>
      <text:p text:style-name="P26"><text:span text:style-name="T35">This Agreement is made and entered into <text:line-break/>as of the last date signed below <text:line-break/></text:span><text:span text:style-name="T40">(the “Effective Date”) </text:span><text:span text:style-name="T35"><text:line-break/>by and between<text:line-break/></text:span><text:span text:style-name="T37"><text:line-break/></text:span><text:span text:style-name="T38"><text:line-break/></text:span><text:span text:style-name="T12">______________________</text:span><text:span text:style-name="T13">,<text:line-break/>an organization having its principal place of business at<text:line-break/></text:span><text:span text:style-name="T12">____________________________________________</text:span></text:p>
      <text:p text:style-name="P26"><text:span text:style-name="T12">____________________________________________</text:span><text:span text:style-name="T41"><text:line-break/></text:span><text:span text:style-name="T42">(the “Client”)</text:span><text:span text:style-name="T36"><text:line-break/><text:line-break/></text:span><text:span text:style-name="T39">and</text:span></text:p>
      <text:p text:style-name="P24"><text:span text:style-name="T8">Cure53</text:span><text:span text:style-name="T3">,</text:span><text:span text:style-name="T4"> a</text:span><text:span text:style-name="T5">n </text:span><text:span text:style-name="T6">organization</text:span><text:span text:style-name="T4"> </text:span><text:span text:style-name="T7">represented by </text:span><text:span text:style-name="T8">Dr.-Ing. Mario Heiderich</text:span><text:span text:style-name="T7">, <text:line-break/></text:span><text:span text:style-name="T4">whose principal mailing address is <text:line-break/></text:span><text:span text:style-name="T11">Wilmersdorfer</text:span><text:span text:style-name="T8"> Str. </text:span><text:span text:style-name="T9">1</text:span><text:span text:style-name="T11">06</text:span><text:span text:style-name="T8">, </text:span><text:span text:style-name="T10">D </text:span><text:span text:style-name="T8">10</text:span><text:span text:style-name="T11">62</text:span><text:span text:style-name="T9">9</text:span><text:span text:style-name="T8"> Berlin, Germany</text:span><text:span text:style-name="T26"><text:line-break/></text:span><text:span text:style-name="T23">(the “</text:span><text:span text:style-name="T25">Contractor</text:span><text:span text:style-name="T24">”</text:span><text:span text:style-name="T23">)</text:span></text:p>
      <text:p text:style-name="P12">The terms of this Agreement are:</text:p>
      <text:p text:style-name="P13"/>
      <text:p text:style-name="P10"><text:span text:style-name="T43">1. </text:span><text:span text:style-name="T44">D</text:span><text:span text:style-name="T45">E</text:span><text:span text:style-name="T44">FINITIONS AND INTERPRETATIONS</text:span></text:p>
      <text:p text:style-name="P15">The expressions which follow are given these meanings unless the context in which they are used requires a different meaning:</text:p>
      <text:p text:style-name="P9"><text:span text:style-name="T23">“Annexure”</text:span><text:span text:style-name="T26"> means a </text:span><text:span text:style-name="T32">quotation from</text:span><text:span text:style-name="T26"> the Contractor to </text:span><text:span text:style-name="T32">offer</text:span><text:span text:style-name="T26"> Services which, when agreed and signed by the Contractor and Client, will constitute a separate contract for the performance of such Services which is subject to the terms of this Agreement; </text:span></text:p>
      <text:p text:style-name="P9"><text:span text:style-name="T23">“Contractor Background Materials”</text:span><text:span text:style-name="T26"> means any and all Materials that are owned by the Contractor which are or have been developed independently of this Agreement (whether prior to the Effective Date or otherwis</text:span><text:span text:style-name="T27">e</text:span><text:span text:style-name="T26">);</text:span></text:p>
      <text:p text:style-name="P9"><text:span text:style-name="T23">"Confidential Information"</text:span><text:span text:style-name="T26"> means information that is designated as 'confidential' or which by its nature is clearly confidential. <text:s/>Confidential Information includes (without limitation) any information concerning the technology, technical processes, business processes, procedures, business affairs, financial affairs and finance of either party, its customers, employees and service providers. <text:s/>Each party’s security procedures and the layout of premises are also included within the definition of Confidential Information. Confidential Information may take the form of documents, technical specifications, unpublished patent specifications, </text:span><text:soft-page-break/><text:span text:style-name="T26">data, drawings, plans, processes, photographs, databases, computer software in disk, cassette, tape or electronic form and data storage or memory in, and items of, computer hardware;</text:span></text:p>
      <text:p text:style-name="P11"><text:span text:style-name="T23">“Applicable Data Protection Laws”</text:span><text:span text:style-name="T48"> means:</text:span></text:p>
      <text:p text:style-name="P18">1. To the extent UK GDPR applies, the law of the United Kingdom or of a part of the United Kingdom which relates to the protection of personal data.</text:p>
      <text:p text:style-name="P27"><text:span text:style-name="T49">2. To the extent the EU GDPR applies, the law of the European Union or any member state of the European Union to which the </text:span><text:span text:style-name="T14">Contractor</text:span><text:span text:style-name="T49"> is subject, which relates to the protection of personal data.</text:span></text:p>
      <text:p text:style-name="P11"><text:span text:style-name="T23">“Personal Data”</text:span><text:span text:style-name="T48"> means: any personal data which the Contractor processes in connection with this Agreement. </text:span></text:p>
      <text:p text:style-name="P9"><text:span text:style-name="T23">"Fees"</text:span><text:span text:style-name="T26"> means the fees which appear in the relevant Annexure, and which Client is to pay for the Services in accordance with Clause 4;</text:span></text:p>
      <text:p text:style-name="P9"><text:span text:style-name="T23">"Good Industry Practice"</text:span><text:span text:style-name="T26"> means the standard of skill, care, knowledge, reliability, professionalism and foresight which would reasonably and ordinarily be expected from an experienced person engaged in providing services which are the same as, or similar to, the Services;</text:span></text:p>
      <text:p text:style-name="P9"><text:span text:style-name="T23">"Intellectual Property Rights"</text:span><text:span text:style-name="T26"> means any of these rights, namely, patents, trade marks, rights in designs, get-up, trade, business or domain names, copyrights including rights in computer software and databases (including database rights) and topography rights (in each case whether registered or not and, where these rights can be registered, any applications to register or rights to apply for registration of any of them), and where applicable any goodwill therein;</text:span></text:p>
      <text:p text:style-name="P9"><text:span text:style-name="T23">"Materials"</text:span><text:span text:style-name="T26"> means all goods, software, records, reports, documents, ideas, know-how, drawings, data, information, inventions and papers, other materials and Materials (whether in documentary, electronic or other form) authored, produced, created, conceived, collected, developed, discovered or produced by or on behalf of Contractor for Client as part of the Services;</text:span></text:p>
      <text:p text:style-name="P9"><text:span text:style-name="T23">“Client Owned Materials”</text:span><text:span text:style-name="T26"> has the meaning ascribed to that term in Clause </text:span><text:span text:style-name="T33">7</text:span><text:span text:style-name="T26">; </text:span></text:p>
      <text:p text:style-name="P9"><text:span text:style-name="T23">"Services"</text:span><text:span text:style-name="T26"> means the services to be provided by Contractor under this Agreement, including the production of the Materials; and</text:span></text:p>
      <text:p text:style-name="P9"><text:span text:style-name="T23">“Term”</text:span><text:span text:style-name="T26"> means a period of two years commencing on the Effective Date.</text:span></text:p>
      <text:p text:style-name="P16"/>
      <text:p text:style-name="P16">2. SERVICES</text:p>
      <text:p text:style-name="P15">2.1. Contractor will perform the Services in accordance with the terms of this Agreement and the relevant Annexure.</text:p>
      <text:p text:style-name="P9"><text:span text:style-name="T26">2.2. Contractor undertakes to Client that the Services will be performed in accordance with all applicable laws, rules, regulations, orders, </text:span><text:span text:style-name="T28">licenses</text:span><text:span text:style-name="T26">, permits and other governmental requirements. If an Annexure does not set forth a delivery schedule or milestones for the performance of the Services, then Contractor will perform such Services in accordance with Good Industry Practice.</text:span></text:p>
      <text:p text:style-name="P15"><text:soft-page-break/>2.3. In the event of any conflict or inconsistency between them, the terms of the main body of this Agreement will prevail over the terms of the Annexure, and the relevant provisions of the Annexures should be construed accordingly.</text:p>
      <text:p text:style-name="P16"/>
      <text:p text:style-name="P16">3. ACCEPTANCE AND REJECTION OF SERVICES AND MATERIALS</text:p>
      <text:p text:style-name="P15">Client will not be treated as having accepted any of the Services or the Materials until such time as Client has communicated such acceptance to Contractor in writing. <text:s/>In the event that Client is of the opinion, acting reasonably, that any or all of the Services and/or the Materials fail to comply in full with the requirements set out in the relevant Annexure, or with any of the other provisions of this Agreement, Client may, without prejudice to any other remedies available to it, request Contractor to make such modifications and otherwise to take such steps, at no additional cost to Client, as to ensure that the Services and/or the Materials comply in full with the relevant Annexure and all of the other provisions of this Agreement.</text:p>
      <text:p text:style-name="P17"/>
      <text:p text:style-name="P16">4. FEES AND PAYMENT</text:p>
      <text:p text:style-name="P15">4.1. For timely and professional delivery of the Services and the Materials, Client agrees to pay Contractor the Fees in terms of this Clause 4. </text:p>
      <text:p text:style-name="P15">4.2. Invoices shall be submitted to Client for payment as set forth in the applicable Annexure. Payment of undisputed amounts due hereunder will be made by Client to Contractor within <text:span text:style-name="T47">thirty</text:span> (<text:span text:style-name="T47">3</text:span>0) days after Client’s receipt and validation of properly submitted and correct invoice(s). </text:p>
      <text:p text:style-name="P15">4.3. Unless otherwise stated in the relevant Annexure, the Fees are inclusive of all travel expenses and other incidental expenses incurred by Contractor. All Fees charged by the Contractor shall be inclusive of any applicable sales, use, excise, value added tax or other tax or amount which may be levied or based upon the Services provided under this Agreement.</text:p>
      <text:p text:style-name="P16"/>
      <text:p text:style-name="P16">5. CONFIDENTIALITY </text:p>
      <text:p text:style-name="P15">5.1. Contractor and Client will each treat as confidential all Confidential Information obtained from the other under this Agreement, will protect such Confidential Information and will not, without the prior written consent of the other party, disclose or use such Confidential Information except for the purposes of performing its obligations under this Agreement.</text:p>
      <text:p text:style-name="P9"><text:span text:style-name="T26">5.2. This Clause 5 does not apply to information which the receiving party can show by reference to documentary or other evidence, a) was rightfully in its possession prior to disclosure to it by the other party; b) is already public knowledge or which becomes so at a future date (otherwise than as a result of breach of this Clause 5; c) is received from a third party who is not under an obligation of confidentiality in relation to the information; d) is developed independently without access to, or use or knowledge of, the Confidential Information; e) is trivial or obvious or f) is required to be disclosed by the receiving party in accordance with the applicable laws and orders from government or court; provided that, in this case, the receiving party shall provide prior written notice of such disclosure to the providing party and take reasonable and lawful actions to avoid and/or </text:span><text:span text:style-name="T29">minimize</text:span><text:span text:style-name="T26"> the degree of such disclosure.</text:span></text:p>
      <text:p text:style-name="P15"><text:soft-page-break/></text:p>
      <text:p text:style-name="P15"/>
      <text:p text:style-name="P16">6. DATA PROTECTION</text:p>
      <text:p text:style-name="P15">6.1 The Parties agree to comply with the requirements of the Applicable Data Protection Laws. <text:s/></text:p>
      <text:p text:style-name="P15">6.2 The Parties agree that personal data will not be shared with Contractor, however the Parties acknowledge that personal data may be accessed by Contractor as a result of discovering vulnerabilities in the systems of <text:s/>Client. In such event <text:s/>Contractor agrees to:</text:p>
      <text:p text:style-name="P14">I. implement appropriate technical and organisational measures to protect against unauthorised or unlawful processing of Client personal data and against its accidental loss, damage or destruction;</text:p>
      <text:p text:style-name="P14">II. ensure, and procure that all personnel who have access to and/or process personal data are obliged to keep the personal data confidential;</text:p>
      <text:p text:style-name="P14">III. notify the other party without undue delay on becoming aware of a personal data breach;</text:p>
      <text:p text:style-name="P14">IV. not to transfer any personal data outside of the EEA.</text:p>
      <text:p text:style-name="P16"/>
      <text:p text:style-name="P16"><text:span text:style-name="T55">7</text:span>. OWNERSHIP; THIRD PARTY MATERIALS</text:p>
      <text:p text:style-name="P15"><text:span text:style-name="T55">7</text:span>.1. Client shall own and retain all right, title, Intellectual Property Rights and interest in and to all Materials created on behalf of Client as part of the Services (“Client Owned Materials”). Contractor hereby assigns to Client all right, title and interest that Contractor may have or may hereafter acquire in all Client Owned Materials, including all Intellectual Property Rights therein. <text:s/></text:p>
      <text:p text:style-name="P9"><text:span text:style-name="T34">7</text:span><text:span text:style-name="T26">.2. Contractor hereby grants to Client a perpetual, irrevocable, sub-licensable, non-exclusive, royalty-free, worldwide </text:span><text:span text:style-name="T30">license</text:span><text:span text:style-name="T26"> to use, exploit, sell, copy, reproduce, manufacture, distribute, export, publicly display, publicly perform, </text:span><text:span text:style-name="T30">sub-license</text:span><text:span text:style-name="T26">, modify, improve, enhance and make derivative works (i.e. a work or materials which is based upon Contractor Owned Materials) of such Contractor Background Materials as are incorporated in the Materials. <text:s/></text:span></text:p>
      <text:p text:style-name="P15"><text:span text:style-name="T55">7</text:span>.3. Contractor shall ensure that all Client Owned Materials and all other Materials created by Contractor under this Agreement are accurate and are Contractor’s original works (except for Third Party Materials), and will not infringe upon, violate or misappropriate any Intellectual Property Rights of any third party.</text:p>
      <text:p text:style-name="P16"/>
      <text:p text:style-name="P16"><text:span text:style-name="T55">8</text:span>. WARRANTIES AND REPRESENTATIONS</text:p>
      <text:p text:style-name="P15"><text:span text:style-name="T55">8</text:span>.1. Each party represents and warrants to other party that, a) it has all necessary rights, power and authority and has taken all necessary action to enter into and perform this Agreement and to grant the rights herein; and b) its entry into and performance of this Agreement will not infringe the rights of any third party or cause it to be in breach of any obligations to a third party.</text:p>
      <text:p text:style-name="P15"><text:span text:style-name="T55">8</text:span>.2. Contractor represents, warrants and undertakes to Client that all Services will be of high quality and will be performed in a timely, workmanlike manner and with professional diligence and skill in accordance with the terms of the relevant Annexure and the specifications therein.</text:p>
      <text:p text:style-name="P16"><text:soft-page-break/></text:p>
      <text:p text:style-name="P16"/>
      <text:p text:style-name="P16"><text:span text:style-name="T55">9</text:span>. LIMITATION OF LIABILITY</text:p>
      <text:p text:style-name="P15"><text:span text:style-name="T55">9</text:span>.1. Nothing in this Agreement shall be deemed to limit or exclude either party’s liability: (i) in respect of death or personal injury resulting from its negligence; (ii) in respect of fraud or fraudulent misrepresentation; (iii) in respect of liability in Clause 6; or (iv) otherwise to the extent that such limitation or exclusion is not permitted by law.</text:p>
      <text:p text:style-name="P15"><text:span text:style-name="T55">9</text:span>.2. Subject to Clause <text:span text:style-name="T56">9</text:span>.1, in no event will either party or its affiliates be liable to the other party or its affiliates for any special, indirect, incidental, consequential or exemplary damages of any nature arising out of or related to this Agreement, even if such party has been advised of the possibility of such damages. The foregoing will apply regardless of the negligence or other fault of either party and regardless of whether such liability arises in contract, negligence, tort, strict liability or any other theory of liability. Under no circumstances will Client be liable to Contractor or any third party (whether in contract, negligence, tort, strict liability or any other theory of liability) for an amount greater than the aggregate amounts paid by Client under the relevant Annexure.</text:p>
      <text:p text:style-name="P16"/>
      <text:p text:style-name="P16"><text:span text:style-name="T55">10</text:span>. TERM AND TERMINATION </text:p>
      <text:p text:style-name="P15">10.1. This Agreement will come into effect on the Effective Date and will continue until the expiry of the Term, unless earlier terminated as provided herein, provided that if at the expiration of this Agreement there is an outstanding Annexure that has not been completed, this Agreement will remain in effect until all Services to be provided thereunder have been accepted by Client.</text:p>
      <text:p text:style-name="P15"><text:span text:style-name="T55">10</text:span>.2. Client may terminate this Agreement or an individual Annexure for convenience upon thirty (30) days’ prior written notice to Contractor. <text:s/>Following the effective date of such termination: (a) Contractor will not be obligated to continue performing any such terminated Services; (b) Client will pay Contractor for all Services performed prior to effective date of termination; (c) Client will not be obligated to pay Contractor for any such terminated Services performed after the effective date of such termination; and (d) neither party will have any obligation or liability to the other (including, but not limited to anticipated revenues or profits based upon this Agreement or for any costs or expenses incurred in reliance upon this Agreement) arising from the termination of the Services itself.</text:p>
      <text:p text:style-name="P15"><text:span text:style-name="T55">10</text:span>.3. Either party may terminate this Agreement or an Annexure immediately upon the other party's material breach of this Agreement, provided that: (a) the non-breaching party sends written notice to the breaching party describing the breach in reasonable detail; (b) the breaching party does not cure the breach within a fifteen (15) day period; and (c) following the expiration of the fifteen (15) day period, the non-breaching party sends a second written notice to the breaching party indicating the non-breaching party's election to terminate this Agreement. <text:s/>In the event of any termination for cause by Client, Client will have no further payment or performance obligations under this Agreement.</text:p>
      <text:p text:style-name="P15"><text:span text:style-name="T55">10</text:span>.4. Either party may terminate this Agreement immediately forthwith by notice in writing to the other party if that other party has a receiver or administrative receiver appointed over the whole or any part of its undertaking, passes a resolution for winding up other than for amalgamation or reconstruction, is <text:soft-page-break/>subject of an administration order, enters into a voluntary arrangement with its creditors, ceases or threatens to cease to carry on business or is unable to pay its debts as they fall due.</text:p>
      <text:p text:style-name="P15"/>
      <text:p text:style-name="P16">1<text:span text:style-name="T55">1</text:span>. GENERAL</text:p>
      <text:p text:style-name="P9"><text:span text:style-name="T26">1</text:span><text:span text:style-name="T34">1</text:span><text:span text:style-name="T26">.1. Notices. Any notice which either party is required or </text:span><text:span text:style-name="T31">authorized</text:span><text:span text:style-name="T26"> by this Agreement to give or make to the other shall be given in writing by email (to the email address provided), post or hand delivery addressed to the other party at their last known business address. </text:span></text:p>
      <text:p text:style-name="P15">1<text:span text:style-name="T55">1</text:span>.2. Insurance and Force Majeure. Contractor will maintain sufficient insurance coverage to enable it to meet its obligations created by this Agreement and by law. Notwithstanding anything else contained in this Agreement neither party shall be liable for any delay in performing its obligations if such delay is caused by a force majeure event.</text:p>
      <text:p text:style-name="P15">1<text:span text:style-name="T55">1</text:span>.3. Agents, Subcontractors and Party Relationship. Contractor will not use any agents or subcontractors in its performance under this Agreement, or otherwise transfer, delegate or deal with its obligations under this Agreement, without Client's specific prior written consent, <text:span text:style-name="T46">i.e. via a signed quote</text:span>. Contractor will be responsible for any acts, or failures to act, of its subcontractors as if they were Contractor’s acts or failures to act. Contractor is an independent contractor for Client in connection with the Services and Materials it provides under this Agreement, and nothing in this Agreement is intended to create or shall be construed as creating an employer-employee relationship or a partnership, agency, joint venture, or franchise.</text:p>
      <text:p text:style-name="P28"><text:span text:style-name="T50">1</text:span><text:span text:style-name="T51">1</text:span><text:span text:style-name="T50">.4. Governing Law and Jurisdiction. This Agreement shall be governed by and construed in accordance with the laws of </text:span><text:span text:style-name="T15">Berlin, Germany</text:span><text:span text:style-name="T50">. Both parties irrevocably submit to the exclusive jurisdiction of the courts of </text:span><text:span text:style-name="T15">Berlin, G</text:span><text:span text:style-name="T16">e</text:span><text:span text:style-name="T15">rman</text:span><text:span text:style-name="T17">y.</text:span></text:p>
      <text:p text:style-name="P15">1<text:span text:style-name="T55">1</text:span>.5. Assignment, Counterparts and Entire Agreement. This Agreement may not be assigned by either party without the prior written consent of the other party. This Agreement may be executed in any number of counterparts, and by the parties in separate counterparts, which together constitute one single agreement between the parties. This Agreement executed pursuant hereto contain the entire agreement between the parties with respect to the subject matter hereof and supersede all oral understandings, representations, prior discussions and preliminary agreements.</text:p>
      <text:p text:style-name="P15"/>
      <text:p text:style-name="P15"/>
      <text:p text:style-name="P13"/>
      <text:p text:style-name="P13"/>
      <text:p text:style-name="P13"/>
      <text:p text:style-name="P13"/>
      <text:p text:style-name="P13"/>
      <text:p text:style-name="P15"/>
      <text:p text:style-name="P13"/>
      <text:p text:style-name="P13"><text:soft-page-break/></text:p>
      <text:p text:style-name="P13"/>
      <text:p text:style-name="P13"/>
      <text:p text:style-name="P13"/>
      <text:p text:style-name="P13">Signed as an Agreement by the parties on the dates set out below:</text:p>
      <text:p text:style-name="P13"/>
      <text:list text:style-name="LS1">
        <text:list-header>
          <text:p text:style-name="P32"/>
        </text:list-header>
      </text:list>
      <text:p text:style-name="P23">IN WITNESS WHEREOF</text:p>
      <text:p text:style-name="P23"/>
      <text:p text:style-name="P19"/>
      <text:p text:style-name="P19"/>
      <text:p text:style-name="P19"/>
      <text:p text:style-name="P19"/>
      <text:p text:style-name="P19">__________________________________________</text:p>
      <text:p text:style-name="P29"><text:span text:style-name="T52">Client, </text:span><text:span text:style-name="T53">Name, Title</text:span><text:span text:style-name="T54">, </text:span><text:span text:style-name="T54"><text:date style:data-style-name="N41" text:date-value="2026-01-05T11:19:45.593523597">January 5, 2026</text:date></text:span></text:p>
      <text:p text:style-name="P20"/>
      <text:p text:style-name="P19"/>
      <text:p text:style-name="P19"/>
      <text:p text:style-name="P19"/>
      <text:p text:style-name="P19">__________________________________________</text:p>
      <text:p text:style-name="P20">Dr.-Ing. Mario Heiderich, Cure53, Director, <text:date style:data-style-name="N41" text:date-value="2026-01-05T11:19:45.593767510">January 5, 2026</text:date></text:p>
      <text:p text:style-name="P19"/>
      <text:p text:style-name="P22"/>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Bold" style:font-family-generic="swiss" style:font-pitch="variable"/>
    <style:font-face style:name="DejaVu Sans" svg:font-family="'DejaVu Sans'" style:font-family-generic="system" style:font-pitch="variable"/>
    <style:font-face style:name="Georgia" svg:font-family="Georgia"/>
    <style:font-face style:name="Liberation Mono" svg:font-family="'Liberation Mono'" style:font-family-generic="modern" style:font-pitch="fixed"/>
    <style:font-face style:name="Liberation Sans" svg:font-family="'Liberation Sans'" style:font-family-generic="swiss"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loext:opacity="0%"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loext:opacity="100%" style:text-line-through-style="none" style:text-line-through-type="none" style:font-name="Arial2" fo:font-family="Arial" style:font-family-generic="swiss" style:font-pitch="variable" fo:font-size="11pt" fo:font-style="normal" style:text-underline-style="none" fo:font-weight="normal" style:font-name-asian="Arial2" style:font-family-asian="Arial" style:font-family-generic-asian="swiss" style:font-pitch-asian="variable" style:font-size-asian="11pt" style:font-style-asian="normal" style:font-weight-asian="normal" style:font-name-complex="Arial2"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Standard" style:class="text">
      <style:paragraph-properties fo:margin-top="0.3335in" fo:margin-bottom="0.0835in" style:contextual-spacing="false" fo:line-height="115%"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25in" fo:margin-bottom="0.0555in" style:contextual-spacing="false" fo:line-height="115%"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1945in" fo:margin-bottom="0.0555in" style:contextual-spacing="false" fo:line-height="115%" fo:text-align="justify" style:justify-single-word="false" fo:break-before="auto" fo:break-after="auto" style:writing-mode="lr-tb"/>
      <style:text-properties fo:color="#666666" loext:opacity="100%"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1665in" fo:margin-bottom="0.028in" style:contextual-spacing="false" fo:line-height="115%" fo:break-before="auto" fo:break-after="auto" style:writing-mode="lr-tb"/>
      <style:text-properties fo:color="#666666" loext:opacity="100%"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1528in" fo:margin-bottom="0.028in" style:contextual-spacing="false" fo:line-height="115%" fo:break-before="auto" fo:break-after="auto" style:writing-mode="lr-tb"/>
      <style:text-properties fo:color="#666666" loext:opacity="100%"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139in" fo:margin-bottom="0.028in" style:contextual-spacing="false" fo:line-height="115%" fo:break-before="auto" fo:break-after="auto" style:writing-mode="lr-tb"/>
      <style:text-properties fo:color="#666666" loext:opacity="100%"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style:contextual-spacing="false"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style:contextual-spacing="false" fo:line-height="115%" fo:break-before="auto" fo:break-after="auto" style:writing-mode="lr-tb"/>
      <style:text-properties fo:color="#666666" loext:opacity="100%"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Footnote_20_text" style:display-name="Footnote text" style:family="paragraph" style:parent-style-name="Standard">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Footnote_20_reference" style:display-name="Footnote reference" style:family="text" style:parent-style-name="Default_20_Paragraph_20_Font">
      <style:text-properties style:text-position="super 58%"/>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loext:num-list-format="%1%" text:bullet-char="●">
        <style:list-level-properties text:space-before="0.25in" text:min-label-width="0.25in"/>
      </text:list-level-style-bullet>
      <text:list-level-style-bullet text:level="2" text:style-name="List1Level1" loext:num-list-format="%2%" text:bullet-char="○">
        <style:list-level-properties text:space-before="0.75in" text:min-label-width="0.25in"/>
      </text:list-level-style-bullet>
      <text:list-level-style-bullet text:level="3" text:style-name="List1Level2" loext:num-list-format="%3%" text:bullet-char="■">
        <style:list-level-properties text:space-before="1.3748in" text:min-label-width="0.1252in"/>
      </text:list-level-style-bullet>
      <text:list-level-style-bullet text:level="4" text:style-name="List1Level3" loext:num-list-format="%4%" text:bullet-char="●">
        <style:list-level-properties text:space-before="1.75in" text:min-label-width="0.25in"/>
      </text:list-level-style-bullet>
      <text:list-level-style-bullet text:level="5" text:style-name="List1Level4" loext:num-list-format="%5%" text:bullet-char="○">
        <style:list-level-properties text:space-before="2.25in" text:min-label-width="0.25in"/>
      </text:list-level-style-bullet>
      <text:list-level-style-bullet text:level="6" text:style-name="List1Level5" loext:num-list-format="%6%" text:bullet-char="■">
        <style:list-level-properties text:space-before="2.8748in" text:min-label-width="0.1252in"/>
      </text:list-level-style-bullet>
      <text:list-level-style-bullet text:level="7" text:style-name="List1Level6" loext:num-list-format="%7%" text:bullet-char="●">
        <style:list-level-properties text:space-before="3.25in" text:min-label-width="0.25in"/>
      </text:list-level-style-bullet>
      <text:list-level-style-bullet text:level="8" text:style-name="List1Level7" loext:num-list-format="%8%" text:bullet-char="○">
        <style:list-level-properties text:space-before="3.75in" text:min-label-width="0.25in"/>
      </text:list-level-style-bullet>
      <text:list-level-style-bullet text:level="9" text:style-name="List1Level8" loext:num-list-format="%9%" text:bullet-char="■">
        <style:list-level-properties text:space-before="4.3748in" text:min-label-width="0.1252i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loext:num-list-format="%1%" text:bullet-char="●">
        <style:list-level-properties text:space-before="0.25in" text:min-label-width="0.25in"/>
      </text:list-level-style-bullet>
      <text:list-level-style-bullet text:level="2" text:style-name="List2Level1" loext:num-list-format="%2%" text:bullet-char="○">
        <style:list-level-properties text:space-before="0.75in" text:min-label-width="0.25in"/>
      </text:list-level-style-bullet>
      <text:list-level-style-bullet text:level="3" text:style-name="List2Level2" loext:num-list-format="%3%" text:bullet-char="■">
        <style:list-level-properties text:space-before="1.3748in" text:min-label-width="0.1252in"/>
      </text:list-level-style-bullet>
      <text:list-level-style-bullet text:level="4" text:style-name="List2Level3" loext:num-list-format="%4%" text:bullet-char="●">
        <style:list-level-properties text:space-before="1.75in" text:min-label-width="0.25in"/>
      </text:list-level-style-bullet>
      <text:list-level-style-bullet text:level="5" text:style-name="List2Level4" loext:num-list-format="%5%" text:bullet-char="○">
        <style:list-level-properties text:space-before="2.25in" text:min-label-width="0.25in"/>
      </text:list-level-style-bullet>
      <text:list-level-style-bullet text:level="6" text:style-name="List2Level5" loext:num-list-format="%6%" text:bullet-char="■">
        <style:list-level-properties text:space-before="2.8748in" text:min-label-width="0.1252in"/>
      </text:list-level-style-bullet>
      <text:list-level-style-bullet text:level="7" text:style-name="List2Level6" loext:num-list-format="%7%" text:bullet-char="●">
        <style:list-level-properties text:space-before="3.25in" text:min-label-width="0.25in"/>
      </text:list-level-style-bullet>
      <text:list-level-style-bullet text:level="8" text:style-name="List2Level7" loext:num-list-format="%8%" text:bullet-char="○">
        <style:list-level-properties text:space-before="3.75in" text:min-label-width="0.25in"/>
      </text:list-level-style-bullet>
      <text:list-level-style-bullet text:level="9" text:style-name="List2Level8" loext:num-list-format="%9%" text:bullet-char="■">
        <style:list-level-properties text:space-before="4.3748in" text:min-label-width="0.1252i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loext:num-list-format="%1%" text:bullet-char="●">
        <style:list-level-properties text:space-before="0.25in" text:min-label-width="0.25in"/>
      </text:list-level-style-bullet>
      <text:list-level-style-bullet text:level="2" text:style-name="List3Level1" loext:num-list-format="%2%" text:bullet-char="○">
        <style:list-level-properties text:space-before="0.75in" text:min-label-width="0.25in"/>
      </text:list-level-style-bullet>
      <text:list-level-style-bullet text:level="3" text:style-name="List3Level2" loext:num-list-format="%3%" text:bullet-char="■">
        <style:list-level-properties text:space-before="1.3748in" text:min-label-width="0.1252in"/>
      </text:list-level-style-bullet>
      <text:list-level-style-bullet text:level="4" text:style-name="List3Level3" loext:num-list-format="%4%" text:bullet-char="●">
        <style:list-level-properties text:space-before="1.75in" text:min-label-width="0.25in"/>
      </text:list-level-style-bullet>
      <text:list-level-style-bullet text:level="5" text:style-name="List3Level4" loext:num-list-format="%5%" text:bullet-char="○">
        <style:list-level-properties text:space-before="2.25in" text:min-label-width="0.25in"/>
      </text:list-level-style-bullet>
      <text:list-level-style-bullet text:level="6" text:style-name="List3Level5" loext:num-list-format="%6%" text:bullet-char="■">
        <style:list-level-properties text:space-before="2.8748in" text:min-label-width="0.1252in"/>
      </text:list-level-style-bullet>
      <text:list-level-style-bullet text:level="7" text:style-name="List3Level6" loext:num-list-format="%7%" text:bullet-char="●">
        <style:list-level-properties text:space-before="3.25in" text:min-label-width="0.25in"/>
      </text:list-level-style-bullet>
      <text:list-level-style-bullet text:level="8" text:style-name="List3Level7" loext:num-list-format="%8%" text:bullet-char="○">
        <style:list-level-properties text:space-before="3.75in" text:min-label-width="0.25in"/>
      </text:list-level-style-bullet>
      <text:list-level-style-bullet text:level="9" text:style-name="List3Level8" loext:num-list-format="%9%" text:bullet-char="■">
        <style:list-level-properties text:space-before="4.3748in" text:min-label-width="0.1252i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loext:num-list-format="%1%" text:bullet-char="●">
        <style:list-level-properties text:space-before="0.25in" text:min-label-width="0.25in"/>
      </text:list-level-style-bullet>
      <text:list-level-style-bullet text:level="2" text:style-name="List4Level1" loext:num-list-format="%2%" text:bullet-char="○">
        <style:list-level-properties text:space-before="0.75in" text:min-label-width="0.25in"/>
      </text:list-level-style-bullet>
      <text:list-level-style-bullet text:level="3" text:style-name="List4Level2" loext:num-list-format="%3%" text:bullet-char="■">
        <style:list-level-properties text:space-before="1.3748in" text:min-label-width="0.1252in"/>
      </text:list-level-style-bullet>
      <text:list-level-style-bullet text:level="4" text:style-name="List4Level3" loext:num-list-format="%4%" text:bullet-char="●">
        <style:list-level-properties text:space-before="1.75in" text:min-label-width="0.25in"/>
      </text:list-level-style-bullet>
      <text:list-level-style-bullet text:level="5" text:style-name="List4Level4" loext:num-list-format="%5%" text:bullet-char="○">
        <style:list-level-properties text:space-before="2.25in" text:min-label-width="0.25in"/>
      </text:list-level-style-bullet>
      <text:list-level-style-bullet text:level="6" text:style-name="List4Level5" loext:num-list-format="%6%" text:bullet-char="■">
        <style:list-level-properties text:space-before="2.8748in" text:min-label-width="0.1252in"/>
      </text:list-level-style-bullet>
      <text:list-level-style-bullet text:level="7" text:style-name="List4Level6" loext:num-list-format="%7%" text:bullet-char="●">
        <style:list-level-properties text:space-before="3.25in" text:min-label-width="0.25in"/>
      </text:list-level-style-bullet>
      <text:list-level-style-bullet text:level="8" text:style-name="List4Level7" loext:num-list-format="%8%" text:bullet-char="○">
        <style:list-level-properties text:space-before="3.75in" text:min-label-width="0.25in"/>
      </text:list-level-style-bullet>
      <text:list-level-style-bullet text:level="9" text:style-name="List4Level8" loext:num-list-format="%9%" text:bullet-char="■">
        <style:list-level-properties text:space-before="4.3748in" text:min-label-width="0.1252i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ist5Level0" loext:num-list-format="%1%" text:bullet-char="●">
        <style:list-level-properties text:space-before="0.25in" text:min-label-width="0.75in"/>
      </text:list-level-style-bullet>
      <text:list-level-style-bullet text:level="2" text:style-name="List5Level1" loext:num-list-format="%2%" text:bullet-char="○">
        <style:list-level-properties text:space-before="0.75in" text:min-label-width="0.75in"/>
      </text:list-level-style-bullet>
      <text:list-level-style-bullet text:level="3" text:style-name="List5Level2" loext:num-list-format="%3%" text:bullet-char="■">
        <style:list-level-properties text:space-before="1.3748in" text:min-label-width="0.6252in"/>
      </text:list-level-style-bullet>
      <text:list-level-style-bullet text:level="4" text:style-name="List5Level3" loext:num-list-format="%4%" text:bullet-char="●">
        <style:list-level-properties text:space-before="1.75in" text:min-label-width="0.75in"/>
      </text:list-level-style-bullet>
      <text:list-level-style-bullet text:level="5" text:style-name="List5Level4" loext:num-list-format="%5%" text:bullet-char="○">
        <style:list-level-properties text:space-before="2.25in" text:min-label-width="0.75in"/>
      </text:list-level-style-bullet>
      <text:list-level-style-bullet text:level="6" text:style-name="List5Level5" loext:num-list-format="%6%" text:bullet-char="■">
        <style:list-level-properties text:space-before="2.8748in" text:min-label-width="0.6252in"/>
      </text:list-level-style-bullet>
      <text:list-level-style-bullet text:level="7" text:style-name="List5Level6" loext:num-list-format="%7%" text:bullet-char="●">
        <style:list-level-properties text:space-before="3.25in" text:min-label-width="0.75in"/>
      </text:list-level-style-bullet>
      <text:list-level-style-bullet text:level="8" text:style-name="List5Level7" loext:num-list-format="%8%" text:bullet-char="○">
        <style:list-level-properties text:space-before="3.75in" text:min-label-width="0.75in"/>
      </text:list-level-style-bullet>
      <text:list-level-style-bullet text:level="9" text:style-name="List5Level8" loext:num-list-format="%9%" text:bullet-char="■">
        <style:list-level-properties text:space-before="4.3748in" text:min-label-width="0.6252i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ist6Level0" loext:num-list-format="%1%" text:bullet-char="●">
        <style:list-level-properties text:space-before="0.25in" text:min-label-width="0.75in"/>
      </text:list-level-style-bullet>
      <text:list-level-style-bullet text:level="2" text:style-name="List6Level1" loext:num-list-format="%2%" text:bullet-char="○">
        <style:list-level-properties text:space-before="0.75in" text:min-label-width="0.75in"/>
      </text:list-level-style-bullet>
      <text:list-level-style-bullet text:level="3" text:style-name="List6Level2" loext:num-list-format="%3%" text:bullet-char="■">
        <style:list-level-properties text:space-before="1.3748in" text:min-label-width="0.6252in"/>
      </text:list-level-style-bullet>
      <text:list-level-style-bullet text:level="4" text:style-name="List6Level3" loext:num-list-format="%4%" text:bullet-char="●">
        <style:list-level-properties text:space-before="1.75in" text:min-label-width="0.75in"/>
      </text:list-level-style-bullet>
      <text:list-level-style-bullet text:level="5" text:style-name="List6Level4" loext:num-list-format="%5%" text:bullet-char="○">
        <style:list-level-properties text:space-before="2.25in" text:min-label-width="0.75in"/>
      </text:list-level-style-bullet>
      <text:list-level-style-bullet text:level="6" text:style-name="List6Level5" loext:num-list-format="%6%" text:bullet-char="■">
        <style:list-level-properties text:space-before="2.8748in" text:min-label-width="0.6252in"/>
      </text:list-level-style-bullet>
      <text:list-level-style-bullet text:level="7" text:style-name="List6Level6" loext:num-list-format="%7%" text:bullet-char="●">
        <style:list-level-properties text:space-before="3.25in" text:min-label-width="0.75in"/>
      </text:list-level-style-bullet>
      <text:list-level-style-bullet text:level="8" text:style-name="List6Level7" loext:num-list-format="%8%" text:bullet-char="○">
        <style:list-level-properties text:space-before="3.75in" text:min-label-width="0.75in"/>
      </text:list-level-style-bullet>
      <text:list-level-style-bullet text:level="9" text:style-name="List6Level8" loext:num-list-format="%9%" text:bullet-char="■">
        <style:list-level-properties text:space-before="4.3748in" text:min-label-width="0.6252i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List7Level0" loext:num-list-format="%1%" text:bullet-char="●">
        <style:list-level-properties text:space-before="0.25in" text:min-label-width="0.75in"/>
      </text:list-level-style-bullet>
      <text:list-level-style-bullet text:level="2" text:style-name="List7Level1" loext:num-list-format="%2%" text:bullet-char="○">
        <style:list-level-properties text:space-before="0.75in" text:min-label-width="0.75in"/>
      </text:list-level-style-bullet>
      <text:list-level-style-bullet text:level="3" text:style-name="List7Level2" loext:num-list-format="%3%" text:bullet-char="■">
        <style:list-level-properties text:space-before="1.3748in" text:min-label-width="0.6252in"/>
      </text:list-level-style-bullet>
      <text:list-level-style-bullet text:level="4" text:style-name="List7Level3" loext:num-list-format="%4%" text:bullet-char="●">
        <style:list-level-properties text:space-before="1.75in" text:min-label-width="0.75in"/>
      </text:list-level-style-bullet>
      <text:list-level-style-bullet text:level="5" text:style-name="List7Level4" loext:num-list-format="%5%" text:bullet-char="○">
        <style:list-level-properties text:space-before="2.25in" text:min-label-width="0.75in"/>
      </text:list-level-style-bullet>
      <text:list-level-style-bullet text:level="6" text:style-name="List7Level5" loext:num-list-format="%6%" text:bullet-char="■">
        <style:list-level-properties text:space-before="2.8748in" text:min-label-width="0.6252in"/>
      </text:list-level-style-bullet>
      <text:list-level-style-bullet text:level="7" text:style-name="List7Level6" loext:num-list-format="%7%" text:bullet-char="●">
        <style:list-level-properties text:space-before="3.25in" text:min-label-width="0.75in"/>
      </text:list-level-style-bullet>
      <text:list-level-style-bullet text:level="8" text:style-name="List7Level7" loext:num-list-format="%8%" text:bullet-char="○">
        <style:list-level-properties text:space-before="3.75in" text:min-label-width="0.75in"/>
      </text:list-level-style-bullet>
      <text:list-level-style-bullet text:level="9" text:style-name="List7Level8" loext:num-list-format="%9%" text:bullet-char="■">
        <style:list-level-properties text:space-before="4.3748in" text:min-label-width="0.6252i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bullet text:level="1" text:style-name="List8Level0" loext:num-list-format="%1%" text:bullet-char="●">
        <style:list-level-properties text:space-before="0.25in" text:min-label-width="0.75in"/>
      </text:list-level-style-bullet>
      <text:list-level-style-bullet text:level="2" text:style-name="List8Level1" loext:num-list-format="%2%" text:bullet-char="○">
        <style:list-level-properties text:space-before="0.75in" text:min-label-width="0.75in"/>
      </text:list-level-style-bullet>
      <text:list-level-style-bullet text:level="3" text:style-name="List8Level2" loext:num-list-format="%3%" text:bullet-char="■">
        <style:list-level-properties text:space-before="1.3748in" text:min-label-width="0.6252in"/>
      </text:list-level-style-bullet>
      <text:list-level-style-bullet text:level="4" text:style-name="List8Level3" loext:num-list-format="%4%" text:bullet-char="●">
        <style:list-level-properties text:space-before="1.75in" text:min-label-width="0.75in"/>
      </text:list-level-style-bullet>
      <text:list-level-style-bullet text:level="5" text:style-name="List8Level4" loext:num-list-format="%5%" text:bullet-char="○">
        <style:list-level-properties text:space-before="2.25in" text:min-label-width="0.75in"/>
      </text:list-level-style-bullet>
      <text:list-level-style-bullet text:level="6" text:style-name="List8Level5" loext:num-list-format="%6%" text:bullet-char="■">
        <style:list-level-properties text:space-before="2.8748in" text:min-label-width="0.6252in"/>
      </text:list-level-style-bullet>
      <text:list-level-style-bullet text:level="7" text:style-name="List8Level6" loext:num-list-format="%7%" text:bullet-char="●">
        <style:list-level-properties text:space-before="3.25in" text:min-label-width="0.75in"/>
      </text:list-level-style-bullet>
      <text:list-level-style-bullet text:level="8" text:style-name="List8Level7" loext:num-list-format="%8%" text:bullet-char="○">
        <style:list-level-properties text:space-before="3.75in" text:min-label-width="0.75in"/>
      </text:list-level-style-bullet>
      <text:list-level-style-bullet text:level="9" text:style-name="List8Level8" loext:num-list-format="%9%" text:bullet-char="■">
        <style:list-level-properties text:space-before="4.3748in" text:min-label-width="0.6252i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List9Level0" loext:num-list-format="%1%." style:num-suffix="." style:num-format="1">
        <style:list-level-properties text:space-before="0.25in" text:min-label-width="0.75in"/>
      </text:list-level-style-number>
      <text:list-level-style-number text:level="2" text:style-name="List9Level1" loext:num-list-format="%2%." style:num-suffix="." style:num-format="a">
        <style:list-level-properties text:space-before="0.75in" text:min-label-width="0.75in"/>
      </text:list-level-style-number>
      <text:list-level-style-number text:level="3" text:style-name="List9Level2" loext:num-list-format="%3%." style:num-suffix="." style:num-format="i">
        <style:list-level-properties text:min-label-width="2in" text:min-label-distance="0.6252in" fo:text-align="end"/>
      </text:list-level-style-number>
      <text:list-level-style-number text:level="4" text:style-name="List9Level3" loext:num-list-format="%4%." style:num-suffix="." style:num-format="1">
        <style:list-level-properties text:space-before="1.75in" text:min-label-width="0.75in"/>
      </text:list-level-style-number>
      <text:list-level-style-number text:level="5" text:style-name="List9Level4" loext:num-list-format="%5%." style:num-suffix="." style:num-format="a">
        <style:list-level-properties text:space-before="2.25in" text:min-label-width="0.75in"/>
      </text:list-level-style-number>
      <text:list-level-style-number text:level="6" text:style-name="List9Level5" loext:num-list-format="%6%." style:num-suffix="." style:num-format="i">
        <style:list-level-properties text:min-label-width="3.5in" text:min-label-distance="0.6252in" fo:text-align="end"/>
      </text:list-level-style-number>
      <text:list-level-style-number text:level="7" text:style-name="List9Level6" loext:num-list-format="%7%." style:num-suffix="." style:num-format="1">
        <style:list-level-properties text:space-before="3.25in" text:min-label-width="0.75in"/>
      </text:list-level-style-number>
      <text:list-level-style-number text:level="8" text:style-name="List9Level7" loext:num-list-format="%8%." style:num-suffix="." style:num-format="a">
        <style:list-level-properties text:space-before="3.75in" text:min-label-width="0.75in"/>
      </text:list-level-style-number>
      <text:list-level-style-number text:level="9" text:style-name="List9Level8" loext:num-list-format="%9%." style:num-suffix="." style:num-format="i">
        <style:list-level-properties text:min-label-width="5in" text:min-label-distance="0.6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bullet text:level="1" text:style-name="List10Level0" loext:num-list-format="%1%" text:bullet-char="●">
        <style:list-level-properties text:space-before="0.25in" text:min-label-width="0.75in"/>
      </text:list-level-style-bullet>
      <text:list-level-style-bullet text:level="2" text:style-name="List10Level1" loext:num-list-format="%2%" text:bullet-char="○">
        <style:list-level-properties text:space-before="0.75in" text:min-label-width="0.75in"/>
      </text:list-level-style-bullet>
      <text:list-level-style-bullet text:level="3" text:style-name="List10Level2" loext:num-list-format="%3%" text:bullet-char="■">
        <style:list-level-properties text:space-before="1.3748in" text:min-label-width="0.6252in"/>
      </text:list-level-style-bullet>
      <text:list-level-style-bullet text:level="4" text:style-name="List10Level3" loext:num-list-format="%4%" text:bullet-char="●">
        <style:list-level-properties text:space-before="1.75in" text:min-label-width="0.75in"/>
      </text:list-level-style-bullet>
      <text:list-level-style-bullet text:level="5" text:style-name="List10Level4" loext:num-list-format="%5%" text:bullet-char="○">
        <style:list-level-properties text:space-before="2.25in" text:min-label-width="0.75in"/>
      </text:list-level-style-bullet>
      <text:list-level-style-bullet text:level="6" text:style-name="List10Level5" loext:num-list-format="%6%" text:bullet-char="■">
        <style:list-level-properties text:space-before="2.8748in" text:min-label-width="0.6252in"/>
      </text:list-level-style-bullet>
      <text:list-level-style-bullet text:level="7" text:style-name="List10Level6" loext:num-list-format="%7%" text:bullet-char="●">
        <style:list-level-properties text:space-before="3.25in" text:min-label-width="0.75in"/>
      </text:list-level-style-bullet>
      <text:list-level-style-bullet text:level="8" text:style-name="List10Level7" loext:num-list-format="%8%" text:bullet-char="○">
        <style:list-level-properties text:space-before="3.75in" text:min-label-width="0.75in"/>
      </text:list-level-style-bullet>
      <text:list-level-style-bullet text:level="9" text:style-name="List10Level8" loext:num-list-format="%9%" text:bullet-char="■">
        <style:list-level-properties text:space-before="4.3748in" text:min-label-width="0.6252i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3" style:family="table">
      <style:table-properties style:width="6.5625in" fo:margin-left="0in" fo:break-before="auto" fo:break-after="auto" table:align="left" style:writing-mode="lr-tb"/>
    </style:style>
    <style:style style:name="Table3.A" style:family="table-column">
      <style:table-column-properties style:column-width="4.7326in"/>
    </style:style>
    <style:style style:name="Table3.B" style:family="table-column">
      <style:table-column-properties style:column-width="1.8299in"/>
    </style:style>
    <style:style style:name="Table3.A1" style:family="table-cell">
      <style:table-cell-properties style:writing-mode="page"/>
    </style:style>
    <style:style style:name="Table2" style:family="table" style:master-page-name="Standard">
      <style:table-properties style:width="6.5in" style:page-number="auto" fo:break-before="auto" fo:break-after="auto" table:align="margins" style:writing-mode="lr-tb"/>
    </style:style>
    <style:style style:name="Table2.A" style:family="table-column">
      <style:table-column-properties style:column-width="2.1667in" style:rel-column-width="21845*"/>
    </style:style>
    <style:style style:name="Table2.B" style:family="table-column">
      <style:table-column-properties style:column-width="2.1667in" style:rel-column-width="21844*"/>
    </style:style>
    <style:style style:name="Table2.C" style:family="table-column">
      <style:table-column-properties style:column-width="2.1667in" style:rel-column-width="21846*"/>
    </style:style>
    <style:style style:name="Table2.1" style:family="table-row">
      <style:table-row-properties style:min-row-height="0.1208in"/>
    </style:style>
    <style:style style:name="Table2.A1" style:family="table-cell">
      <style:table-cell-properties fo:padding="0in" fo:border="none" style:writing-mode="page"/>
    </style:style>
    <style:style style:name="MP1" style:family="paragraph" style:parent-style-name="Table_20_Contents">
      <style:text-properties officeooo:paragraph-rsid="0257d554"/>
    </style:style>
    <style:style style:name="MP2" style:family="paragraph" style:parent-style-name="Frame_20_contents" style:master-page-name="">
      <loext:graphic-properties draw:fill="none"/>
      <style:paragraph-properties fo:margin-left="0in" fo:margin-right="0in" fo:margin-top="0in" fo:margin-bottom="0in" style:contextual-spacing="false" fo:line-height="120%" fo:text-align="start" style:justify-single-word="false" fo:orphans="0" fo:widows="0" fo:text-indent="0in" style:auto-text-indent="false" style:page-number="auto" fo:break-before="auto" fo:break-after="auto" fo:background-color="transparent" style:vertical-align="middle" style:writing-mode="lr-tb"/>
      <style:text-properties fo:font-size="8pt" fo:language="en" fo:country="US" officeooo:paragraph-rsid="0257d554" style:font-size-asian="8pt" style:font-size-complex="8pt"/>
    </style:style>
    <style:style style:name="MP3" style:family="paragraph">
      <loext:graphic-properties draw:fill="none"/>
    </style:style>
    <style:style style:name="MP4" style:family="paragraph" style:parent-style-name="Frame_20_contents">
      <style:paragraph-properties fo:margin-left="0in" fo:margin-right="0in" fo:line-height="120%" fo:text-align="start" style:justify-single-word="false" fo:orphans="0" fo:widows="0" fo:text-indent="0in" style:auto-text-indent="false" style:vertical-align="middle"/>
      <style:text-properties fo:color="#000000" loext:opacity="100%" style:font-name="Arial" fo:font-size="8pt" fo:language="en" fo:country="US" officeooo:paragraph-rsid="0257d554" style:font-size-asian="8pt" style:font-name-complex="Arial3" style:font-size-complex="8pt"/>
    </style:style>
    <style:style style:name="MP5" style:family="paragraph" style:parent-style-name="Frame_20_contents">
      <loext:graphic-properties draw:fill="none"/>
      <style:paragraph-properties fo:margin-left="0in" fo:margin-right="0in" fo:margin-top="0in" fo:margin-bottom="0in" style:contextual-spacing="false" fo:line-height="120%" fo:text-align="start" style:justify-single-word="false" fo:orphans="0" fo:widows="0" fo:text-indent="0in" style:auto-text-indent="false" fo:background-color="transparent" style:vertical-align="middle" style:writing-mode="lr-tb"/>
      <style:text-properties fo:color="#000000" loext:opacity="100%" style:font-name="Arial" fo:font-size="8pt" fo:language="en" fo:country="US" officeooo:paragraph-rsid="0257d554" style:font-size-asian="8pt" style:font-name-complex="Arial3" style:font-size-complex="8pt"/>
    </style:style>
    <style:style style:name="MP6" style:family="paragraph" style:parent-style-name="Standard">
      <style:paragraph-properties fo:margin-left="4.5in" fo:margin-right="0in" fo:line-height="120%" fo:orphans="0" fo:widows="0" fo:text-indent="0in" style:auto-text-indent="false" style:vertical-align="middle"/>
      <style:text-properties fo:color="#000000" loext:opacity="100%" style:font-name="Arial" fo:font-size="8pt" fo:language="en" fo:country="US" officeooo:paragraph-rsid="0257d554" style:font-size-asian="8pt" style:font-name-complex="Arial3" style:font-size-complex="8pt"/>
    </style:style>
    <style:style style:name="MP7" style:family="paragraph" style:parent-style-name="Standard">
      <style:paragraph-properties fo:line-height="115%" fo:text-align="start" style:justify-single-word="false" style:writing-mode="lr-tb"/>
      <style:text-properties fo:font-size="9pt" fo:language="en" fo:country="US" officeooo:paragraph-rsid="025818c3" style:font-size-asian="9pt" style:font-size-complex="9pt"/>
    </style:style>
    <style:style style:name="MP8" style:family="paragraph" style:parent-style-name="Standard">
      <style:paragraph-properties fo:line-height="115%" fo:text-align="center" style:justify-single-word="false" style:writing-mode="lr-tb"/>
      <style:text-properties fo:font-size="9pt" fo:language="en" fo:country="US" officeooo:paragraph-rsid="025818c3" style:font-size-asian="9pt" style:font-size-complex="9pt"/>
    </style:style>
    <style:style style:name="MP9" style:family="paragraph" style:parent-style-name="Standard">
      <style:paragraph-properties fo:line-height="115%" fo:text-align="end" style:justify-single-word="false" style:writing-mode="lr-tb"/>
      <style:text-properties fo:font-size="9pt" fo:language="en" fo:country="US" officeooo:paragraph-rsid="025818c3" style:font-size-asian="9pt" style:font-size-complex="9pt"/>
    </style:style>
    <style:style style:name="MP10" style:family="paragraph" style:parent-style-name="Standard" style:master-page-name="Standard">
      <style:paragraph-properties fo:line-height="115%" fo:text-align="start" style:justify-single-word="false" style:page-number="auto" fo:break-before="auto" fo:break-after="auto" style:writing-mode="lr-tb"/>
      <style:text-properties fo:font-size="10pt" fo:language="en" fo:country="US" officeooo:paragraph-rsid="025818c3" style:font-size-asian="10pt" style:font-size-complex="10pt"/>
    </style:style>
    <style:style style:name="MT1" style:family="text">
      <style:text-properties fo:color="#000000" loext:opacity="100%" style:font-name="Arial" fo:letter-spacing="-0.0008in" fo:font-weight="bold" style:font-weight-asian="bold" style:font-name-complex="Arial3"/>
    </style:style>
    <style:style style:name="MT2" style:family="text">
      <style:text-properties fo:color="#000000" loext:opacity="100%" style:font-name="Arial" fo:font-weight="bold" style:font-weight-asian="bold" style:font-name-complex="Arial3"/>
    </style:style>
    <style:style style:name="MT3" style:family="text">
      <style:text-properties officeooo:rsid="019d2a2d"/>
    </style:style>
    <style:style style:name="MT4" style:family="text">
      <style:text-properties officeooo:rsid="05c8f08c"/>
    </style:style>
    <style:style style:name="MT5" style:family="text">
      <style:text-properties officeooo:rsid="056a57ae"/>
    </style:style>
    <style:style style:name="MT6" style:family="text">
      <style:text-properties fo:font-weight="normal" officeooo:rsid="00246cbc" style:font-weight-asian="normal" style:font-weight-complex="normal"/>
    </style:style>
    <style:style style:name="MT7" style:family="text">
      <style:text-properties officeooo:rsid="001eddcf"/>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none" draw:textarea-horizontal-align="justify" draw:textarea-vertical-align="middle" draw:auto-grow-height="false" fo:min-height="1in" fo:min-width="6.219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draw:fill="none" draw:textarea-horizontal-align="justify" draw:textarea-vertical-align="middle" draw:auto-grow-height="false" fo:min-height="0.2398in" fo:min-width="6.219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5in" fo:page-height="11in" style:num-format="1" style:print-orientation="portrait" fo:margin-top="1in" fo:margin-bottom="0.4917in" fo:margin-left="1in" fo:margin-right="1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svg:height="0.9374in" fo:margin-left="0in" fo:margin-right="0in" fo:margin-bottom="0.1965in"/>
      </style:header-style>
      <style:footer-style>
        <style:header-footer-properties fo:min-height="0.5083in" fo:margin-left="0in" fo:margin-right="0in" fo:margin-top="0.5083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9" number:automatic-order="true">
      <number:month number:textual="true"/>
      <number:text> </number:text>
      <number:day/>
      <number:text>, </number:text>
      <number:year/>
    </number:date-style>
  </office:automatic-styles>
  <office:master-styles>
    <style:master-page style:name="Standard" style:page-layout-name="Mpm1" draw:style-name="Mdp1">
      <style:header>
        <table:table table:name="Table3" table:style-name="Table3">
          <table:table-column table:style-name="Table3.A"/>
          <table:table-column table:style-name="Table3.B"/>
          <table:table-row>
            <table:table-cell table:style-name="Table3.A1" office:value-type="string">
              <text:p text:style-name="MP1"><draw:frame draw:style-name="Mfr1" draw:name="Image1 Copy 1" text:anchor-type="char" svg:x="0.0028in" svg:y="0.011in" svg:width="1.8161in" svg:height="0.4008in" draw:z-index="6"><draw:image xlink:href="Pictures/100000010000033A000000B629D1EC43.png" xlink:type="simple" xlink:show="embed" xlink:actuate="onLoad" draw:mime-type="image/png"/></draw:frame></text:p>
            </table:table-cell>
            <table:table-cell table:style-name="Table3.A1" office:value-type="string">
              <text:p text:style-name="MP2"><draw:custom-shape text:anchor-type="paragraph" draw:z-index="13" draw:name="Shape 1" draw:style-name="Mgr1" draw:text-style-name="MP3" svg:width="6.2197in" svg:height="1.0004in" svg:x="-0.3374in" svg:y="-0.2083in"><text:p/><draw:enhanced-geometry svg:viewBox="0 0 21600 21600" draw:type="rectangle" draw:enhanced-path="M 0 0 L 21600 0 21600 21600 0 21600 0 0 Z N"/></draw:custom-shape><text:span text:style-name="MT1">Dr.-Ing. Mario Heiderich, </text:span><text:span text:style-name="MT2">Cure53</text:span></text:p>
              <text:p text:style-name="MP4">Wilmersdorfer Str. <text:span text:style-name="MT3">1</text:span><text:span text:style-name="MT4">06</text:span></text:p>
              <text:p text:style-name="MP4">D 10<text:span text:style-name="MT4">62</text:span><text:span text:style-name="MT3">9</text:span> Berli<text:span text:style-name="MT5">n</text:span></text:p>
              <text:p text:style-name="MP5"><text:a xlink:type="simple" xlink:href="https://cure53.de/" text:style-name="Internet_20_link" text:visited-style-name="Visited_20_Internet_20_Link"><text:span text:style-name="MT6">cure53.de</text:span></text:a><text:span text:style-name="MT6"> <text:s/>· </text:span><text:a xlink:type="simple" xlink:href="mailto:mario@cure53.de" text:style-name="Internet_20_link" text:visited-style-name="Visited_20_Internet_20_Link"><text:span text:style-name="MT6">mario@cure53.de</text:span></text:a></text:p>
            </table:table-cell>
          </table:table-row>
        </table:table>
        <text:p text:style-name="MP6"><text:span text:style-name="MT2"/></text:p>
      </style:header>
      <style:footer>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MP7"><draw:custom-shape text:anchor-type="paragraph" draw:z-index="20" draw:name="Shape 2" draw:style-name="Mgr2" draw:text-style-name="MP3" svg:width="6.2197in" svg:height="0.2398in" svg:x="-0.0299in" svg:y="0.0071in"><text:p/><draw:enhanced-geometry svg:viewBox="0 0 21600 21600" draw:type="rectangle" draw:enhanced-path="M 0 0 L 21600 0 21600 21600 0 21600 0 0 Z N"/></draw:custom-shape><text:span text:style-name="MT7">Cure53, Berlin · </text:span><text:span text:style-name="MT7"><text:date style:data-style-name="N39" text:date-value="2026-01-05T11:19:45.575005668">Jan 5, 26</text:date></text:span></text:p>
            </table:table-cell>
            <table:table-cell table:style-name="Table2.A1" office:value-type="string">
              <text:p text:style-name="MP8"/>
            </table:table-cell>
            <table:table-cell table:style-name="Table2.A1" office:value-type="string">
              <text:p text:style-name="MP9"><text:span text:style-name="MT7"><text:s/></text:span><text:page-number text:select-page="current">6</text:page-number>/<text:page-count>7</text:page-count></text:p>
            </table:table-cell>
          </table:table-row>
        </table:table>
        <text:p text:style-name="MP10"/>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editing-cycles>1</meta:editing-cycles>
    <meta:editing-duration>P0D</meta:editing-duration>
    <meta:creation-date>2026-01-05T11:19:44.581690050</meta:creation-date>
    <meta:document-statistic meta:table-count="2" meta:image-count="1" meta:object-count="0" meta:page-count="7" meta:paragraph-count="75" meta:word-count="2557" meta:character-count="16605" meta:non-whitespace-character-count="14092"/>
  </office:meta>
</office:document-meta>
</file>